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D000001E8F067B2A57E4D2B14.png" manifest:media-type="image/png"/>
  <manifest:file-entry manifest:full-path="Pictures/1000121100003D8D00002AD150A3536D878F8AFE.svg" manifest:media-type="image/svg+xml"/>
  <manifest:file-entry manifest:full-path="Pictures/10002FF90000234C00001D8F225A142407ED654A.svg" manifest:media-type="image/svg+xml"/>
  <manifest:file-entry manifest:full-path="Pictures/10000201000002F5000002944D6CF19F1AE9DAA8.png" manifest:media-type="image/png"/>
  <manifest:file-entry manifest:full-path="Pictures/100010C1000057F400004CC69A9F6FF5002978B4.svg" manifest:media-type="image/svg+xml"/>
  <manifest:file-entry manifest:full-path="Pictures/1000020100000192000001519D802EBB02D3773E.png" manifest:media-type="image/png"/>
  <manifest:file-entry manifest:full-path="Pictures/10000201000001020000014B1CFC3D1940162FED.png" manifest:media-type="image/png"/>
  <manifest:file-entry manifest:full-path="Pictures/100013B0000016B100001D1427159DA10E5EEEB3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13.61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0.918cm" fo:min-width="14.638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102cm" draw:marker-start-width="0.152cm" draw:marker-end-width="0.152cm" draw:textarea-horizontal-align="justify" draw:textarea-vertical-align="middle" draw:auto-grow-height="false" fo:min-height="4.428cm" fo:min-width="4.202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9cm"/>
    </style:style>
    <style:style style:name="gr6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4.428cm" fo:min-width="4.202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341cm"/>
    </style:style>
    <style:style style:name="gr8" style:family="graphic" style:parent-style-name="standard">
      <style:graphic-properties svg:stroke-width="0.102cm" draw:marker-start-width="0.305cm" draw:marker-end-width="0.305cm" draw:textarea-horizontal-align="justify" draw:textarea-vertical-align="middle" draw:auto-grow-height="false" fo:min-height="4.502cm" fo:min-width="4.252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8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2.46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3.97cm" svg:x="6.08cm" svg:y="2.0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1.27cm" svg:x="6.08cm" svg:y="2.01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24cm" svg:height="0.962cm" svg:x="6.08cm" svg:y="2.169cm">
          <draw:text-box>
            <text:p text:style-name="P1"><text:span text:style-name="T1">«Data Science» in Economics</text:span></text:p>
          </draw:text-box>
        </draw:frame>
        <draw:g>
          <draw:g>
            <draw:custom-shape draw:style-name="gr4" draw:text-style-name="P1" draw:layer="layout" svg:width="6.794cm" svg:height="6.758cm" svg:x="8.336cm" svg:y="4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3.99cm" svg:height="1.673cm" svg:x="8.272cm" svg:y="7.095cm">
              <draw:text-box>
                <text:p text:style-name="P1"><text:span text:style-name="T2">Programming</text:span></text:p>
                <text:p text:style-name="P1"><text:span text:style-name="T2">Computation</text:span></text:p>
                <text:p text:style-name="P1"><text:span text:style-name="T2">Data Technologies</text:span></text:p>
              </draw:text-box>
            </draw:frame>
          </draw:g>
          <draw:g>
            <draw:custom-shape draw:style-name="gr6" draw:text-style-name="P1" draw:layer="layout" svg:width="6.794cm" svg:height="6.758cm" svg:x="12.335cm" svg:y="4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2.576cm" svg:height="0.725cm" svg:x="15.755cm" svg:y="7.603cm">
              <draw:text-box>
                <text:p><text:span text:style-name="T2">Economics</text:span></text:p>
              </draw:text-box>
            </draw:frame>
          </draw:g>
          <draw:custom-shape draw:style-name="gr8" draw:text-style-name="P1" draw:layer="layout" svg:width="6.864cm" svg:height="6.864cm" svg:x="10.324cm" svg:y="8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4.888cm" svg:height="0.725cm" svg:x="11.284cm" svg:y="12.983cm">
            <draw:text-box>
              <text:p><text:span text:style-name="T2">Econometrics/Statistics</text:span></text:p>
            </draw:text-box>
          </draw:frame>
          <draw:frame draw:style-name="gr10" draw:text-style-name="P5" draw:layer="layout" svg:width="2.123cm" svg:height="1.039cm" svg:x="14.515cm" svg:y="10.011cm">
            <draw:text-box>
              <text:p><text:span text:style-name="T3">Traditional</text:span></text:p>
              <text:p><text:span text:style-name="T3">Research</text:span></text:p>
            </draw:text-box>
          </draw:frame>
          <draw:frame draw:style-name="gr11" draw:text-style-name="P5" draw:layer="layout" svg:width="1.865cm" svg:height="1.039cm" svg:x="10.757cm" svg:y="10.011cm">
            <draw:text-box>
              <text:p><text:span text:style-name="T3">Machine</text:span></text:p>
              <text:p><text:span text:style-name="T3">Learning</text:span></text:p>
            </draw:text-box>
          </draw:frame>
          <draw:frame draw:style-name="gr12" draw:text-style-name="P6" draw:layer="layout" svg:width="2.758cm" svg:height="1.039cm" svg:x="12.389cm" svg:y="6.887cm">
            <draw:text-box>
              <text:p text:style-name="P1"><text:span text:style-name="T3">Computational</text:span></text:p>
              <text:p text:style-name="P1"><text:span text:style-name="T3">Economics</text:span></text:p>
            </draw:text-box>
          </draw:frame>
          <draw:frame draw:style-name="gr13" draw:text-style-name="P7" draw:layer="layout" svg:width="2.686cm" svg:height="1.433cm" svg:x="12.373cm" svg:y="8.988cm">
            <draw:text-box>
              <text:p text:style-name="P1"><text:span text:style-name="T4">Data Science</text:span></text:p>
              <text:p text:style-name="P1"><text:span text:style-name="T4">in</text:span></text:p>
              <text:p text:style-name="P1"><text:span text:style-name="T4">Econ.</text:span></text:p>
            </draw:text-box>
          </draw:frame>
          <draw:frame draw:style-name="gr14" draw:text-style-name="P8" draw:layer="layout" svg:width="1.016cm" svg:height="1.302cm" svg:x="13.251cm" svg:y="11.567cm">
            <draw:image xlink:href="Pictures/100013B0000016B100001D1427159DA10E5EEEB3.svg" xlink:type="simple" xlink:show="embed" xlink:actuate="onLoad" loext:mime-type="image/svg+xml">
              <text:p/>
            </draw:image>
            <draw:image xlink:href="Pictures/10000201000001020000014B1CFC3D1940162FED.png" xlink:type="simple" xlink:show="embed" xlink:actuate="onLoad" loext:mime-type="image/png"/>
          </draw:frame>
          <draw:frame draw:style-name="gr14" draw:text-style-name="P8" draw:layer="layout" svg:width="1.086cm" svg:height="1.062cm" svg:x="16.426cm" svg:y="6.46cm">
            <draw:image xlink:href="Pictures/100010C1000057F400004CC69A9F6FF5002978B4.svg" xlink:type="simple" xlink:show="embed" xlink:actuate="onLoad" loext:mime-type="image/svg+xml">
              <text:p/>
            </draw:image>
            <draw:image xlink:href="Pictures/10000201000002F5000002944D6CF19F1AE9DAA8.png" xlink:type="simple" xlink:show="embed" xlink:actuate="onLoad" loext:mime-type="image/png"/>
          </draw:frame>
          <draw:frame draw:style-name="gr14" draw:text-style-name="P8" draw:layer="layout" svg:width="1cm" svg:height="0.838cm" svg:x="13.321cm" svg:y="8.265cm">
            <draw:image xlink:href="Pictures/10002FF90000234C00001D8F225A142407ED654A.svg" xlink:type="simple" xlink:show="embed" xlink:actuate="onLoad" loext:mime-type="image/svg+xml">
              <text:p/>
            </draw:image>
            <draw:image xlink:href="Pictures/1000020100000192000001519D802EBB02D3773E.png" xlink:type="simple" xlink:show="embed" xlink:actuate="onLoad" loext:mime-type="image/png"/>
          </draw:frame>
          <draw:frame draw:style-name="gr14" draw:text-style-name="P8" draw:layer="layout" svg:width="1.278cm" svg:height="0.889cm" svg:x="9.695cm" svg:y="6.079cm">
            <draw:image xlink:href="Pictures/1000121100003D8D00002AD150A3536D878F8AFE.svg" xlink:type="simple" xlink:show="embed" xlink:actuate="onLoad" loext:mime-type="image/svg+xml">
              <text:p/>
            </draw:image>
            <draw:image xlink:href="Pictures/10000201000002BD000001E8F067B2A57E4D2B14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2934a" draw:marker-start-width="0.2cm" draw:marker-start-center="false" draw:marker-end-width="0.2cm" draw:marker-end-center="false" draw:fill="none" draw:fill-color="#33ff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4:25:50.979108983</meta:creation-date>
    <dc:date>2019-09-22T16:20:10.404407226</dc:date>
    <meta:editing-duration>PT53M20S</meta:editing-duration>
    <meta:editing-cycles>8</meta:editing-cycles>
    <meta:generator>LibreOffice/6.2.4.2$MacOSX_X86_64 LibreOffice_project/2412653d852ce75f65fbfa83fb7e7b669a126d64</meta:generator>
    <meta:document-statistic meta:object-count="20"/>
  </office:meta>
</office:document-meta>
</file>